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5D5500001AABA9B55A0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yriad Pro Light" svg:font-family="'Myriad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true" fo:min-height="1.1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 Light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0000" style:font-name="Myriad Pro Light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.982cm" svg:height="1.4cm" svg:x="6.359cm" svg:y="18.6cm">
          <draw:text-box>
            <text:p text:style-name="P1"><text:span text:style-name="T1"><text:a xlink:href="https://games.blackpinguin.de/DeathstarPD/" xlink:type="simple">https://games.blackpinguin.de/DeathstarPD/</text:a></text:span></text:p>
          </draw:text-box>
        </draw:frame>
        <draw:frame draw:style-name="gr2" draw:text-style-name="P1" draw:layer="layout" svg:width="27.699cm" svg:height="7.913cm" svg:x="1.001cm" svg:y="6.544cm">
          <draw:image xlink:href="Pictures/1000020100005D5500001AABA9B55A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yriad Pro Light" svg:font-family="'Myriad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hristopher Ladiges</meta:initial-creator>
    <meta:creation-date>2015-01-29T14:45:52.848000000</meta:creation-date>
    <dc:date>2015-01-29T15:05:46.927000000</dc:date>
    <dc:creator>Robin Christopher Ladiges</dc:creator>
    <meta:editing-duration>PT55S</meta:editing-duration>
    <meta:editing-cycles>3</meta:editing-cycles>
    <meta:generator>LibreOffice/4.2.1.1$Windows_x86 LibreOffice_project/d7dbbd7842e6a58b0f521599204e827654e1fb8b</meta:generator>
    <meta:document-statistic meta:object-count="2"/>
  </office:meta>
</office:document-meta>
</file>